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第2章 ビューとテンプレート</text:p>
          </table:table-cell>
          <table:table-cell table:style-name="ce1"/>
        </table:table-row>
        <table:table-row table:style-name="ro1">
          <table:table-cell office:value-type="string" calcext:value-type="string">
            <text:p>　2-1 Webページの基本を覚え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MVC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プロジェクトとアプリケーション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を作ろ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アプリケーションをチェック！</text:p>
          </table:table-cell>
          <table:table-cell table:style-name="ce1"/>
        </table:table-row>
        <table:table-row table:style-name="ro1">
          <table:table-cell office:value-type="string" calcext:value-type="string">
            <text:p>　　views.pyにページ表示を書く</text:p>
          </table:table-cell>
          <table:table-cell table:style-name="ce1"/>
        </table:table-row>
        <table:table-row table:style-name="ro1">
          <table:table-cell office:value-type="string" calcext:value-type="string">
            <text:p>　　views.pyで実行すること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s.py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クセスしてみよう！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にurls.py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hello/urls.pyのスクリプト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request.GETの働き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ラメーターがないときどうする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スマートな値の送り方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パターンはいろいろ作れる！</text:p>
          </table:table-cell>
          <table:table-cell table:style-name="ce1"/>
        </table:table-row>
        <table:table-row table:style-name="ro1">
          <table:table-cell office:value-type="string" calcext:value-type="string">
            <text:p>　2-2 テンプレートを利用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ってなに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アプリケーションの登録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はどこに置く？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.html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urlpatterns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indexの修正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テンプレートに値を渡す</text:p>
          </table:table-cell>
          <table:table-cell table:style-name="ce1"/>
        </table:table-row>
        <table:table-row table:style-name="ro1">
          <table:table-cell office:value-type="string" calcext:value-type="string">
            <text:p>　　複数ページの移動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リンクのURLとurlpatterns</text:p>
          </table:table-cell>
          <table:table-cell table:style-name="ce1"/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３章 モデルとデータベース</text:p>
          </table:table-cell>
          <table:table-cell/>
        </table:table-row>
        <table:table-row table:style-name="ro1">
          <table:table-cell office:value-type="string" calcext:value-type="string">
            <text:p>　3-1 管理ツールでデータベースを作ろう</text:p>
          </table:table-cell>
          <table:table-cell/>
        </table:table-row>
        <table:table-row table:style-name="ro1">
          <table:table-cell office:value-type="string" calcext:value-type="string">
            <text:p>　　データベースってなに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設定をしよう</text:p>
          </table:table-cell>
          <table:table-cell/>
        </table:table-row>
        <table:table-row table:style-name="ro1">
          <table:table-cell office:value-type="string" calcext:value-type="string">
            <text:p>　　他のデータベースを使う場合は？</text:p>
          </table:table-cell>
          <table:table-cell/>
        </table:table-row>
        <table:table-row table:style-name="ro1">
          <table:table-cell office:value-type="string" calcext:value-type="string">
            <text:p>　　データベースの構造について</text:p>
          </table:table-cell>
          <table:table-cell/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0:53:52.392089835</dc:date>
    <meta:editing-duration>PT13H26M53S</meta:editing-duration>
    <meta:editing-cycles>13</meta:editing-cycles>
    <meta:document-statistic meta:table-count="1" meta:cell-count="273" meta:object-count="0"/>
    <meta:user-defined meta:name=""/>
  </office:meta>
</office:document-meta>
</file>